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5500000640150BF0C75FD55D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" svg:font-family="'Droid Sans Fallback'" style:font-pitch="variable"/>
    <style:font-face style:name="FreeSans3" svg:font-family="FreeSans" style:font-pitch="variable"/>
    <style:font-face style:name="FreeSans1" svg:font-family="FreeSans, Calibri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a1" style:family="table">
      <style:table-properties style:width="15cm" table:align="left" style:writing-mode="lr-tb"/>
    </style:style>
    <style:style style:name="Tabla1.A" style:family="table-column">
      <style:table-column-properties style:column-width="1.84cm"/>
    </style:style>
    <style:style style:name="Tabla1.B" style:family="table-column">
      <style:table-column-properties style:column-width="13.1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-0.004cm" style:auto-text-indent="false" style:snap-to-layout-grid="false"/>
      <style:text-properties fo:color="#000000" fo:font-size="14pt" fo:language="es" fo:country="AR" style:font-size-asian="14pt" style:language-asian="es" style:country-asian="AR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P3" style:family="paragraph" style:parent-style-name="Standard">
      <style:paragraph-properties fo:margin-left="0cm" fo:margin-right="0cm" fo:text-align="center" style:justify-single-word="false" fo:text-indent="-0.004cm" style:auto-text-indent="false" style:snap-to-layout-grid="false"/>
      <style:text-properties fo:color="#000000"/>
    </style:style>
    <style:style style:name="P4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 style:snap-to-layout-grid="fals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P6" style:family="paragraph" style:parent-style-name="Standard">
      <style:paragraph-properties fo:margin-left="0.009cm" fo:margin-right="0cm" fo:text-align="center" style:justify-single-word="false" fo:text-indent="-0.009cm" style:auto-text-indent="false" fo:padding="0cm" fo:border="none"/>
      <style:text-properties fo:font-size="9pt" fo:language="none" fo:country="none" style:font-name-asian="Nimbus Roman No9 L" style:font-size-asian="9pt" style:language-asian="none" style:country-asian="none" style:font-size-complex="9pt"/>
    </style:style>
    <style:style style:name="P7" style:family="paragraph" style:parent-style-name="Sangría_20_2_20_de_20_t._20_independiente">
      <style:paragraph-properties fo:margin-left="0cm" fo:margin-right="0cm" fo:text-align="center" style:justify-single-word="false" fo:text-indent="0cm" style:auto-text-indent="false" fo:padding="0cm" fo:border="none"/>
      <style:text-properties fo:font-size="9pt" fo:language="none" fo:country="none" style:font-name-asian="Nimbus Roman No9 L" style:font-size-asian="9pt" style:language-asian="none" style:country-asian="none" style:font-size-complex="9pt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punctuation-wrap="simple" style:vertical-align="baseline" style:snap-to-layout-grid="false">
        <style:tab-stops>
          <style:tab-stop style:position="1.799cm"/>
        </style:tab-stops>
      </style:paragraph-properties>
      <style:text-properties style:font-name="Times new roman" style:font-name-complex="Times new roman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 style:punctuation-wrap="simple" style:vertical-align="baseline" style:snap-to-layout-grid="false">
        <style:tab-stops>
          <style:tab-stop style:position="1.799cm"/>
        </style:tab-stops>
      </style:paragraph-properties>
      <style:text-properties style:font-name="Times new roman" officeooo:paragraph-rsid="001b93fb" style:font-name-asian="Times" style:font-name-complex="Times"/>
    </style:style>
    <style:style style:name="P11" style:family="paragraph" style:parent-style-name="Sangría_20_3_20_de_20_t._20_independiente1">
      <style:paragraph-properties fo:margin-left="0cm" fo:margin-right="0cm" fo:text-indent="0cm" style:auto-text-indent="false"/>
      <style:text-properties style:font-name="Times new roman" officeooo:paragraph-rsid="001b93fb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font-name-asian="Nimbus Roman No9 L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/>
    </style:style>
    <style:style style:name="P17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Times new roman" fo:language="es" fo:country="AR" style:font-name-complex="Times new roman"/>
    </style:style>
    <style:style style:name="P1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officeooo:paragraph-rsid="001b93fb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.499cm" style:auto-text-indent="false"/>
      <style:text-properties style:font-name="Times new roman" officeooo:paragraph-rsid="001b93fb" style:font-name-asian="Times" style:font-name-complex="Times"/>
    </style:style>
    <style:style style:name="P2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officeooo:paragraph-rsid="001b93fb" style:font-name-asian="Times" style:font-name-complex="Times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499cm" style:auto-text-indent="false" style:writing-mode="lr-tb"/>
      <style:text-properties style:font-name="Times new roman" style:font-name-asian="Nimbus Roman No9 L" style:font-name-complex="Times new roman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.499cm" style:auto-text-indent="false" style:writing-mode="lr-tb"/>
      <style:text-properties style:font-name="Times new roman" officeooo:paragraph-rsid="001b93fb" style:font-name-asian="Times" style:font-name-complex="Times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 style:page-number="auto"/>
      <style:text-properties style:font-name="Times new roman" officeooo:paragraph-rsid="001b93fb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/>
      <style:text-properties style:font-name="Times new roman" style:font-name-complex="Times new roman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/>
      <style:text-properties style:font-name="Times new roman" officeooo:paragraph-rsid="001b93fb" style:font-name-asian="Times" style:font-name-complex="Times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.499cm" style:auto-text-indent="false" style:writing-mode="lr-tb"/>
      <style:text-properties style:font-name="Times new roman" officeooo:paragraph-rsid="001b93fb" style:font-name-asian="Times" style:font-name-complex="Times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 officeooo:paragraph-rsid="001b93fb" style:font-name-asian="Times" style:font-name-complex="Times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.508cm" style:auto-text-indent="false"/>
      <style:text-properties style:font-name="Times new roman" style:font-name-complex="Times new roman"/>
    </style:style>
    <style:style style:name="P29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orphans="0" fo:widows="0" fo:hyphenation-ladder-count="no-limit" fo:text-indent="-2.2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officeooo:paragraph-rsid="001b93fb" style:font-name-complex="Times new roman" fo:hyphenate="false" fo:hyphenation-remain-char-count="2" fo:hyphenation-push-char-count="2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style:font-name-complex="Times new roman"/>
    </style:style>
    <style:style style:name="P31" style:family="paragraph" style:parent-style-name="Standard" style:master-page-name="">
      <loext:graphic-properties draw:fill="none"/>
      <style:paragraph-properties fo:margin-left="5.8cm" fo:margin-right="0cm" fo:text-align="justify" style:justify-single-word="false" fo:orphans="2" fo:widows="2" fo:hyphenation-ladder-count="no-limit" fo:text-indent="-5.8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officeooo:paragraph-rsid="001b93fb" style:font-name-complex="Times new roman" fo:hyphenate="false" fo:hyphenation-remain-char-count="2" fo:hyphenation-push-char-count="2"/>
    </style:style>
    <style:style style:name="T1" style:family="text">
      <style:text-properties style:font-name-complex="Times new roman"/>
    </style:style>
    <style:style style:name="T2" style:family="text">
      <style:text-properties officeooo:rsid="001bface" style:font-name-complex="Times new roman"/>
    </style:style>
    <style:style style:name="T3" style:family="text">
      <style:text-properties fo:language="es" fo:country="MX" style:font-name-complex="Times new roman"/>
    </style:style>
    <style:style style:name="T4" style:family="text">
      <style:text-properties fo:color="#000000" style:font-name-complex="Times new roman"/>
    </style:style>
    <style:style style:name="T5" style:family="text">
      <style:text-properties fo:color="#000000" fo:font-weight="normal" style:font-weight-asian="normal" style:font-name-complex="Times new roman" style:font-weight-complex="normal"/>
    </style:style>
    <style:style style:name="T6" style:family="text">
      <style:text-properties fo:color="#000000" fo:font-weight="normal" style:font-name-asian="Times" style:font-weight-asian="normal" style:font-name-complex="Times" style:font-weight-complex="normal"/>
    </style:style>
    <style:style style:name="T7" style:family="text">
      <style:text-properties style:text-position="0% 100%" style:font-name-asian="Times" style:font-name-complex="Times"/>
    </style:style>
    <style:style style:name="T8" style:family="text">
      <style:text-properties officeooo:rsid="001b93fb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#ffffff" loext:char-shading-value="0" style:font-name-asian="Times" style:font-size-asian="12pt" style:font-style-asian="normal" style:font-weight-asian="normal" style:font-name-complex="Times" style:font-size-complex="12pt" style:font-weight-complex="normal"/>
    </style:style>
    <style:style style:name="T10" style:family="text">
      <style:text-properties style:font-name-asian="Times" style:font-name-complex="Times"/>
    </style:style>
    <style:style style:name="T11" style:family="text">
      <style:text-properties officeooo:rsid="001b93fb" style:font-name-asian="Times" style:font-name-complex="Times"/>
    </style:style>
    <style:style style:name="T12" style:family="text">
      <style:text-properties officeooo:rsid="001dc6fe" style:font-name-asian="Times" style:font-name-complex="Times"/>
    </style:style>
    <style:style style:name="T13" style:family="text">
      <style:text-properties officeooo:rsid="001bface"/>
    </style:style>
    <style:style style:name="T14" style:family="text">
      <style:text-properties officeooo:rsid="001dc6fe"/>
    </style:style>
    <style:style style:name="T15" style:family="text">
      <style:text-properties style:text-position="super 58%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5.398cm, 5.343cm, 8.719cm, 5.9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6"><text:span text:style-name="T3">DECLARACIÓN N</text:span><text:span text:style-name="T1">º </text:span><text:span text:style-name="T2">2920-CM-23</text:span></text:p>
      <text:p text:style-name="P14"/>
      <text:p text:style-name="P31">DESCRIPCIÓN SINTÉTICA: <text:span text:style-name="T14">SE </text:span><text:span text:style-name="T7">DECLARA DE INTERÉS MUNICIPAL </text:span><text:span text:style-name="T10">IV CONFERENCIA DEL DISTRITO 4921. ROTARY INTERNATIONAL</text:span></text:p>
      <text:p text:style-name="P17"/>
      <text:p text:style-name="P14">ANTECEDENTES</text:p>
      <text:p text:style-name="P14"/>
      <text:p text:style-name="P23"><text:span text:style-name="T11">C</text:span><text:span text:style-name="T10">arta Orgánica Municipal.</text:span></text:p>
      <text:p text:style-name="P25"/>
      <text:p text:style-name="P26">Ordenanza 2071-CM-10: Jerarquización de las <text:span text:style-name="T14">d</text:span>eclaraciones de <text:span text:style-name="T14">i</text:span>nterés del Concejo Municipal. Reglamentación.</text:p>
      <text:p text:style-name="P24"/>
      <text:p text:style-name="P24"/>
      <text:p text:style-name="P14">FUNDAMENTOS</text:p>
      <text:p text:style-name="P15"/>
      <text:p text:style-name="P27">Los días 12, 13 y 14 de mayo de <text:span text:style-name="T14">2023 </text:span>se llevará a cabo la IV Conferencia del Distrito 4921 del Rotary International, para lo cual ha sido seleccionada nuestra ciudad como sede.</text:p>
      <text:p text:style-name="P20"/>
      <text:p text:style-name="P20">La organización interna del Rotary, en nuestro país, se encuentra dividida en 7 distritos, de los cuales el 4921 comprende el centro y sur de la Provincia de Buenos Aires, La Pampa, Río Negro, Neuquén, Chubut, Santa Cruz, Tierra del Fuego e Islas del Atlántico Sur. Aproximadamente 1.000.000 km<text:span text:style-name="T15">2</text:span> de superficie territorial, en los cuales existen 97 clubes rotarios que a su vez contienen clubes Rotaract con personas mayores de 18 años y clubes Interact con integrantes de entre 14 y 18 años. Sumando un total de 1530 socios activos.</text:p>
      <text:p text:style-name="P20"/>
      <text:p text:style-name="P18"><text:span text:style-name="T10">Dicha actividad consiste en la realización de eventos, conferencias e intercambios que se generan a partir del objetivo central de trabajo, que tiene que ver con el ideal de servicio a la comunidad. Es realizada una vez por año y para ello se selecciona una de </text:span><text:soft-page-break/><text:span text:style-name="T10">las localidades que integran el circuito como sede del evento, para lo cual se convoca a todos los socios y socias de los clubes mencionados. Este año ha sido seleccionada la </text:span><text:span text:style-name="T12">P</text:span><text:span text:style-name="T10">rovincia de Río Negro y San Carlos de Bariloche para su realización, en dónde se proyecta la participación de entre 250 y 400 personas, representantes de todas las provincias.</text:span></text:p>
      <text:p text:style-name="P20"/>
      <text:p text:style-name="P19">Rotary International está integrado por clubes rotarios, organizados en más de 200 países y regiones geográficas. Es una organización que reúne a personas de todos los continentes y culturas, con el objetivo de brindar servicios humanitarios en las diferentes comunidades. </text:p>
      <text:p text:style-name="P19"/>
      <text:p text:style-name="P19">Estos servicios buscan ofrecer soluciones a largo plazo a las problemáticas que se presentan con mayor persistencia, tales como: enfermedades, pobreza, hambre, analfabetismo, falta de agua potable, deterioro del medio ambiente, entre otras. Para lo cual es requerido el compromiso y visión de sus socios, quienes cada año invierten dinero y un sinnúmero de horas de trabajo voluntario para ejecutar los proyectos.</text:p>
      <text:p text:style-name="P19"/>
      <text:p text:style-name="P19">Desde hace 118 años, los socios de<text:span text:style-name="T14">l</text:span> Rotary abordan desafíos en todo el mundo, todo comenzó con la visión de una persona, Paul Harris, quien el 23 de <text:span text:style-name="T14">f</text:span>ebrero de 1905 fundó el primer Club Rotario en Chicago, EEUU, con el fin de que profesionales de diversos orígenes pudieran intercambiar ideas, establecer amistades significativas y duraderas y retribuir a sus comunidades. El nombre de Rotary tuvo su origen en la práctica inicial del grupo de rotar las reuniones entre las oficinas de sus socios.</text:p>
      <text:p text:style-name="P19"/>
      <text:p text:style-name="P22">Teniendo en cuenta la trayectoria de la organización, su colaboración desde la organización civil para con las responsabilidades y proyectos que impulsa el Estado y diferentes organizaciones que integran la comunidad, valorando que sea nuestra ciudad la sede de un evento tan importante para sus miembros, lo cual vuelve a poner una vez más en valor a nuestra ciudad como destino turístico de reuniones, es que se impulsa la presente declaración de interés.</text:p>
      <text:p text:style-name="P21"/>
      <text:p text:style-name="P21"/>
      <text:p text:style-name="P21"><text:soft-page-break/></text:p>
      <text:p text:style-name="P29">AUTOR<text:span text:style-name="T8">ES</text:span>: <text:span text:style-name="T10">Concejales Gerardo Ávila, Natalia Almonacid, Carlos Sánchez y Puente, Norma Taboada y Claudia Torres (JSRN).</text:span></text:p>
      <text:p text:style-name="P28"/>
      <text:p text:style-name="P11"><text:span text:style-name="T4">INICIATIVA:</text:span><text:span text:style-name="T5"> </text:span><text:span text:style-name="T9">Rotary International Argentina</text:span><text:span text:style-name="T6">. Distrito 4921.</text:span></text:p>
      <text:p text:style-name="P14"/>
      <text:p text:style-name="P13">El proyecto original N.º <text:span text:style-name="T8">694</text:span>/<text:span text:style-name="T8">23 </text:span>fue aprobado en la sesión del día <text:span text:style-name="T13">27</text:span> de <text:span text:style-name="T13">abril</text:span> de 2023, según consta en el Acta N.º <text:span text:style-name="T13">1173</text:span>/<text:span text:style-name="T13">23</text:span>. Por ello, en ejercicio de las atribuciones que le otorga el Art. 38 de la Carta Orgánica Municipal,</text:p>
      <text:p text:style-name="P13"/>
      <text:p text:style-name="P13">EL CONCEJO MUNICIPAL DE SAN CARLOS DE BARILOCHE</text:p>
      <text:p text:style-name="P13">SANCIONA CON CARÁCTER DE </text:p>
      <text:p text:style-name="P13"/>
      <text:p text:style-name="P13">DECLARACIÓN</text:p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Art. 1°)</text:p>
          </table:table-cell>
          <table:table-cell table:style-name="Tabla1.A1" office:value-type="string">
            <text:p text:style-name="P10">Se declara de interés <text:span text:style-name="T14">m</text:span>unicipal por su aporte turístico y comunitario la <text:span text:style-name="T16">IV Conferencia del Distrito 4921</text:span> del Rotary International que se realizará en San Carlos de Bariloche los días 12, 13 y 14 de mayo de 2023.</text:p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4">Art. 2°)</text:p>
          </table:table-cell>
          <table:table-cell table:style-name="Tabla1.A1" office:value-type="string">
            <text:p text:style-name="P9">La presente declaración no implica la obligatoriedad de efectuar erogaciones por parte de la Administración Municipal. 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14">Art. 3°)</text:p>
          </table:table-cell>
          <table:table-cell table:style-name="Tabla1.A1" office:value-type="string">
            <text:p text:style-name="P9">Comuníquese. Dése a publicidad. Cumplido, archívese.</text:p>
            <text:p text:style-name="P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" svg:font-family="'Droid Sans Fallback'" style:font-pitch="variable"/>
    <style:font-face style:name="FreeSans3" svg:font-family="FreeSans" style:font-pitch="variable"/>
    <style:font-face style:name="FreeSans1" svg:font-family="FreeSans, Calibri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Calibri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3" style:font-family-complex="FreeSan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Texto_20_sin_20_formato1" style:display-name="Texto sin formato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1" style:display-name="Sangría 2 de t. independiente1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fo:font-size="12pt" fo:language="es" fo:country="AR" style:letter-kerning="true" style:font-name-asian="Droid Sans Fallback" style:font-family-asian="'Droid Sans Fallback'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Sangría_20_3_20_de_20_t._20_independiente1" style:display-name="Sangría 3 de t. independiente1" style:family="paragraph" style:parent-style-name="Standard">
      <style:paragraph-properties fo:margin-left="2cm" fo:margin-right="0cm" fo:margin-top="0cm" fo:margin-bottom="0cm" loext:contextual-spacing="false" fo:text-align="justify" style:justify-single-word="false" fo:orphans="0" fo:widows="0" fo:text-indent="-2cm" style:auto-text-indent="false"/>
      <style:text-properties style:font-name="Sans Serif 10cpi" fo:font-family="'Sans Serif 10cpi', Calibri" style:font-family-generic="modern" fo:font-size="12pt" fo:language="es" fo:country="ES" style:font-size-asian="12pt" style:font-name-complex="Arial" style:font-family-complex="Arial" style:font-family-generic-complex="swiss" style:font-pitch-complex="variable"/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text-align="justify" style:justify-single-word="false" fo:text-indent="-6.085cm" style:auto-text-indent="false"/>
      <style:text-properties fo:language="es" fo:country="AR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Fuente_20_de_20_párrafo_20_predeter.1" style:display-name="Fuente de párrafo predeter.1" style:family="text"/>
    <style:style style:name="Texto_20_sin_20_formato_20_Car" style:display-name="Texto sin formato Car" style:family="text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Ref._20_de_20_nota_20_al_20_pie" style:display-name="Ref. de nota al pie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819cm" table:align="left" style:writing-mode="lr-tb"/>
    </style:style>
    <style:style style:name="Tabla2.A" style:family="table-column">
      <style:table-column-properties style:column-width="4.895cm"/>
    </style:style>
    <style:style style:name="Tabla2.B" style:family="table-column">
      <style:table-column-properties style:column-width="3.704cm"/>
    </style:style>
    <style:style style:name="Tabla2.C" style:family="table-column">
      <style:table-column-properties style:column-width="8.22cm"/>
    </style:style>
    <style:style style:name="Tabla2.1" style:family="table-row">
      <style:table-row-properties style:min-row-height="3.65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25pt dotted #808080" fo:border-right="none" fo:border-top="0.25pt dotted #808080" fo:border-bottom="0.25pt dotted #80808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25pt dotted #808080" style:writing-mode="lr-tb"/>
    </style:style>
    <style:style style:name="MP1" style:family="paragraph" style:parent-style-name="Standard">
      <style:paragraph-properties fo:margin-left="0cm" fo:margin-right="0cm" fo:text-align="center" style:justify-single-word="false" fo:text-indent="-0.004cm" style:auto-text-indent="false" style:snap-to-layout-grid="false"/>
      <style:text-properties fo:color="#000000" fo:font-size="14pt" fo:language="es" fo:country="AR" style:font-size-asian="14pt" style:language-asian="es" style:country-asian="AR" style:font-size-complex="14pt"/>
    </style:style>
    <style:style style:name="MP2" style:family="paragraph" style:parent-style-name="Standard">
      <style:paragraph-properties fo:margin-left="0cm" fo:margin-right="0cm" fo:text-align="center" style:justify-single-word="false" fo:text-indent="-0.004cm" style:auto-text-indent="false" style:snap-to-layout-grid="false"/>
      <style:text-properties fo:color="#000000"/>
    </style:style>
    <style:style style:name="MP3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MP4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 style:snap-to-layout-grid="fals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MP6" style:family="paragraph" style:parent-style-name="Sangría_20_2_20_de_20_t._20_independiente">
      <style:paragraph-properties fo:margin-left="0cm" fo:margin-right="0cm" fo:text-align="center" style:justify-single-word="false" fo:text-indent="0cm" style:auto-text-indent="false" fo:padding="0cm" fo:border="none"/>
      <style:text-properties fo:font-size="9pt" fo:language="none" fo:country="none" style:font-name-asian="Nimbus Roman No9 L" style:font-size-asian="9pt" style:language-asian="none" style:country-asian="none" style:font-size-complex="9pt"/>
    </style:style>
    <style:style style:name="MP7" style:family="paragraph" style:parent-style-name="Standard">
      <style:paragraph-properties fo:margin-left="0.009cm" fo:margin-right="0cm" fo:text-align="center" style:justify-single-word="false" fo:text-indent="-0.009cm" style:auto-text-indent="false" fo:padding="0cm" fo:border="none"/>
      <style:text-properties fo:font-size="9pt" fo:language="none" fo:country="none" style:font-name-asian="Nimbus Roman No9 L" style:font-size-asian="9pt" style:language-asian="none" style:country-asian="none" style:font-size-complex="9pt"/>
    </style:style>
    <style:style style:name="MP8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5.398cm, 5.343cm, 8.719cm, 5.93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cm" fo:margin-bottom="3.8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.002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DCLE</text:p>
            </table:table-cell>
            <table:table-cell table:style-name="Tabla2.A1" office:value-type="string">
              <text:p text:style-name="MP2"><text:line-break/></text:p>
              <text:p text:style-name="MP3"/>
              <text:p text:style-name="MP3"/>
              <text:p text:style-name="MP3"/>
              <text:p text:style-name="MP3"/>
            </table:table-cell>
            <table:table-cell table:style-name="Tabla2.C1" office:value-type="string">
              <text:p text:style-name="MP4"><draw:frame draw:style-name="Mfr1" draw:name="Imagen1" text:anchor-type="as-char" svg:width="5.613cm" svg:height="2.658cm" draw:z-index="2"><draw:image xlink:href="Pictures/100002010000085500000640150BF0C75FD55DC5.png" xlink:type="simple" xlink:show="embed" xlink:actuate="onLoad" loext:mime-type="image/png"/></draw:frame></text:p>
              <text:p text:style-name="MP4"/>
              <text:p text:style-name="MP5"/>
              <text:p text:style-name="MP6">"1983-2023. 40 años de Democracia ininterrumpida”</text:p>
              <text:p text:style-name="MP7">(Ordenanza 3371-CM-23)</text:p>
            </table:table-cell>
          </table:table-row>
        </table:table>
        <text:p text:style-name="Standard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22-04-18T10:32:00</meta:creation-date>
    <dc:date>2023-05-04T10:09:50.850462136</dc:date>
    <meta:print-date>2023-01-04T12:04:00</meta:print-date>
    <meta:editing-cycles>18</meta:editing-cycles>
    <meta:editing-duration>PT51M12S</meta:editing-duration>
    <meta:generator>LibreOffice/6.0.7.3$Linux_X86_64 LibreOffice_project/00m0$Build-3</meta:generator>
    <meta:document-statistic meta:table-count="2" meta:image-count="1" meta:object-count="0" meta:page-count="3" meta:paragraph-count="30" meta:word-count="674" meta:character-count="4213" meta:non-whitespace-character-count="3563"/>
  </office:meta>
</office:document-meta>
</file>